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ea3" officeooo:paragraph-rsid="00069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jsip</text:p>
      <text:p text:style-name="P1"/>
      <text:p text:style-name="P1">check transport</text:p>
      <text:p text:style-name="P1"/>
      <text:p text:style-name="P1">pjsip show transports</text:p>
      <text:p text:style-name="P1">pjsip show transport udp-transport</text:p>
      <text:p text:style-name="P1"/>
      <text:p text:style-name="P1"/>
      <text:p text:style-name="P1"/>
      <text:p text:style-name="P1">pjsip set logger host 192.168.16.13</text:p>
      <text:p text:style-name="P1"/>
      <text:p text:style-name="P1"/>
      <text:p text:style-name="P1">pjsip <text:s/>set history on</text:p>
      <text:p text:style-name="P1">pjsip show history</text:p>
      <text:p text:style-name="P1">pjsip show history entry 0000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6:21:45.951892666</meta:creation-date>
    <meta:generator>LibreOffice/5.4.6.2$Linux_X86_64 LibreOffice_project/40m0$Build-2</meta:generator>
    <dc:date>2019-09-01T10:31:32.554772924</dc:date>
    <meta:editing-duration>P1DT17H29M36S</meta:editing-duration>
    <meta:editing-cycles>3</meta:editing-cycles>
    <meta:document-statistic meta:table-count="0" meta:image-count="0" meta:object-count="0" meta:page-count="1" meta:paragraph-count="8" meta:word-count="27" meta:character-count="179" meta:non-whitespace-character-count="159"/>
  </office:meta>
</office:document-meta>
</file>